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e</mi>
        <mrow>
          <mtext>i</mtext>
          <mo stretchy="false">ϕ</mo>
        </mrow>
      </msup>
      <mrow>
        <mi/>
        <mo stretchy="false">=</mo>
        <mi/>
      </mrow>
      <mi>cos</mi>
      <mo stretchy="false">ϕ</mo>
      <mrow>
        <mi/>
        <mo stretchy="false">+</mo>
        <mi/>
      </mrow>
      <mtext>i</mtext>
      <mi>sin</mi>
      <mo stretchy="false">ϕ</mo>
    </mrow>
    <annotation encoding="StarMath 5.0">e ^{"i" %iphi } `=` cos %iphi `+` "i" sin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38:03.604000000</meta:creation-date>
    <meta:generator>LibreOffice/4.1.4.2$Windows_x86 LibreOffice_project/0a0440ccc0227ad9829de5f46be37cfb6edcf72</meta:generator>
  </office:meta>
</office:document-meta>
</file>